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微软雅黑" svg:font-family="微软雅黑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软雅黑" style:font-name-asian="微软雅黑" style:font-name-complex="微软雅黑" fo:font-size="16pt" style:font-size-asian="16pt" style:font-size-complex="16pt" style:font-family-generic="swiss"/>
    </style:style>
    <style:style style:name="ce3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微软雅黑" style:font-name-asian="微软雅黑" style:font-name-complex="微软雅黑" fo:font-size="16pt" style:font-size-asian="16pt" style:font-size-complex="16pt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微软雅黑" style:font-name-asian="微软雅黑" style:font-name-complex="微软雅黑" fo:font-size="16pt" style:font-size-asian="16pt" style:font-size-complex="16pt" style:font-family-generic="swiss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6.87916666666667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2.67229166666667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9.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sistor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2"/>
          <table:table-cell office:value-type="string" table:style-name="ce3">
            <text:p>Resistance</text:p>
          </table:table-cell>
          <table:table-cell office:value-type="string" table:style-name="ce2">
            <text:p>Quantit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1206 1/4W 1%</text:p>
          </table:table-cell>
          <table:table-cell office:value-type="float" office:value="1" table:style-name="ce3">
            <text:p>1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.5" table:style-name="ce3">
            <text:p>1.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.2000000000000002" table:style-name="ce3">
            <text:p>2.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3.3" table:style-name="ce3">
            <text:p>3.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4.7" table:style-name="ce3">
            <text:p>4.7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6.8" table:style-name="ce3">
            <text:p>6.8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0" table:style-name="ce3">
            <text:p>1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5" table:style-name="ce3">
            <text:p>15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2" table:style-name="ce3">
            <text:p>22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33" table:style-name="ce3">
            <text:p>33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47" table:style-name="ce3">
            <text:p>47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68" table:style-name="ce3">
            <text:p>68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00" table:style-name="ce3">
            <text:p>1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20" table:style-name="ce3">
            <text:p>12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50" table:style-name="ce3">
            <text:p>15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" table:style-name="ce3">
            <text:p>18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" table:style-name="ce3">
            <text:p>22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" table:style-name="ce3">
            <text:p>27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" table:style-name="ce3">
            <text:p>33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90" table:style-name="ce3">
            <text:p>39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70" table:style-name="ce3">
            <text:p>47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60" table:style-name="ce3">
            <text:p>56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80" table:style-name="ce3">
            <text:p>68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20" table:style-name="ce3">
            <text:p>82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00" table:style-name="ce3">
            <text:p>1,0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" table:style-name="ce3">
            <text:p>1,2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" table:style-name="ce3">
            <text:p>1,5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0" table:style-name="ce3">
            <text:p>1,8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" table:style-name="ce3">
            <text:p>2,2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0" table:style-name="ce3">
            <text:p>2,7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" table:style-name="ce3">
            <text:p>3,3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900" table:style-name="ce3">
            <text:p>3,9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700" table:style-name="ce3">
            <text:p>4,7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600" table:style-name="ce3">
            <text:p>5,6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800" table:style-name="ce3">
            <text:p>6,8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200" table:style-name="ce3">
            <text:p>8,2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000" table:style-name="ce3">
            <text:p>10,0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0" table:style-name="ce3">
            <text:p>12,0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0" table:style-name="ce3">
            <text:p>15,0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00" table:style-name="ce3">
            <text:p>18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0" table:style-name="ce3">
            <text:p>22,0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00" table:style-name="ce3">
            <text:p>27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0" table:style-name="ce3">
            <text:p>33,0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9000" table:style-name="ce3">
            <text:p>39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7000" table:style-name="ce3">
            <text:p>47,000.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6000" table:style-name="ce3">
            <text:p>56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8000" table:style-name="ce3">
            <text:p>68,0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2000" table:style-name="ce3">
            <text:p>82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0000" table:style-name="ce3">
            <text:p>1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00" table:style-name="ce3">
            <text:p>12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00" table:style-name="ce3">
            <text:p>15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0000" table:style-name="ce3">
            <text:p>18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00" table:style-name="ce3">
            <text:p>220,0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000" table:style-name="ce3">
            <text:p>27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00" table:style-name="ce3">
            <text:p>33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90000" table:style-name="ce3">
            <text:p>39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70000" table:style-name="ce3">
            <text:p>470,0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60000" table:style-name="ce3">
            <text:p>56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80000" table:style-name="ce3">
            <text:p>68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20000" table:style-name="ce3">
            <text:p>82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00000" table:style-name="ce3">
            <text:p>1,0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4">
            <text:p>√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000" table:style-name="ce3">
            <text:p>1,2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000" table:style-name="ce3">
            <text:p>1,5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800000" table:style-name="ce3">
            <text:p>1,8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无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200000" table:style-name="ce3">
            <text:p>2,2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700000" table:style-name="ce3">
            <text:p>2,7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3300000" table:style-name="ce3">
            <text:p>3,3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3900000" table:style-name="ce3">
            <text:p>3,9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4700000" table:style-name="ce3">
            <text:p>4,7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512 1W 1%</text:p>
          </table:table-cell>
          <table:table-cell office:value-type="float" office:value="0.1" table:style-name="ce3">
            <text:p>0.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0.2" table:style-name="ce3">
            <text:p>0.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0.5" table:style-name="ce3">
            <text:p>0.5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" table:style-name="ce3">
            <text:p>1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无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.5" table:style-name="ce3">
            <text:p>1.5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无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.2000000000000002" table:style-name="ce3">
            <text:p>2.2</text:p>
          </table:table-cell>
          <table:table-cell office:value-type="float" office:value="10" table:style-name="ce2">
            <text:p>10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float" office:value="3.3" table:style-name="ce3">
            <text:p>3.3</text:p>
          </table:table-cell>
          <table:table-cell office:value-type="float" office:value="10" table:style-name="ce2">
            <text:p>10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float" office:value="4.7" table:style-name="ce3">
            <text:p>4.7</text:p>
          </table:table-cell>
          <table:table-cell office:value-type="float" office:value="10" table:style-name="ce2">
            <text:p>10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float" office:value="6.8" table:style-name="ce3">
            <text:p>6.8</text:p>
          </table:table-cell>
          <table:table-cell office:value-type="float" office:value="10" table:style-name="ce2">
            <text:p>10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float" office:value="10" table:style-name="ce3">
            <text:p>10.</text:p>
          </table:table-cell>
          <table:table-cell office:value-type="float" office:value="10" table:style-name="ce2">
            <text:p>10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15" table:style-name="ce3">
            <text:p>15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" table:style-name="ce3">
            <text:p>22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3" table:style-name="ce3">
            <text:p>33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" table:style-name="ce3">
            <text:p>47.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number-rows-repeated="1048492" table:style-name="ro2">
          <table:table-cell table:number-columns-repeated="16384"/>
        </table:table-row>
      </table:table>
      <table:table table:name="MLCC" table:style-name="ta1">
        <table:table-column table:style-name="co5" table:default-cell-style-name="ce2"/>
        <table:table-column table:style-name="co6" table:default-cell-style-name="ce3"/>
        <table:table-column table:style-name="co7" table:default-cell-style-name="ce2"/>
        <table:table-column table:style-name="co4" table:number-columns-repeated="16381" table:default-cell-style-name="ce2"/>
        <table:table-row table:style-name="ro1">
          <table:table-cell table:style-name="ce2"/>
          <table:table-cell office:value-type="string" table:style-name="ce3">
            <text:p>Capacitance(pF)</text:p>
          </table:table-cell>
          <table:table-cell office:value-type="string" table:style-name="ce2">
            <text:p>Quantit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1206 50V C0G(NPO) 5%</text:p>
          </table:table-cell>
          <table:table-cell office:value-type="float" office:value="10" table:style-name="ce3">
            <text:p>1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5" table:style-name="ce3">
            <text:p>15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2" table:style-name="ce3">
            <text:p>22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33" table:style-name="ce3">
            <text:p>33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47" table:style-name="ce3">
            <text:p>47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68" table:style-name="ce3">
            <text:p>68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00" table:style-name="ce3">
            <text:p>1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50" table:style-name="ce3">
            <text:p>15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20" table:style-name="ce3">
            <text:p>22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330" table:style-name="ce3">
            <text:p>33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470" table:style-name="ce3">
            <text:p>47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680" table:style-name="ce3">
            <text:p>68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000" table:style-name="ce3">
            <text:p>1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500" table:style-name="ce3">
            <text:p>1,5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200" table:style-name="ce3">
            <text:p>2,2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3300" table:style-name="ce3">
            <text:p>3,3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4700" table:style-name="ce3">
            <text:p>4,7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X7R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float" office:value="6800" table:style-name="ce3">
            <text:p>6,8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10000" table:style-name="ce3">
            <text:p>10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15000" table:style-name="ce3">
            <text:p>15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无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22000" table:style-name="ce3">
            <text:p>22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无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33000" table:style-name="ce3">
            <text:p>33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无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47000" table:style-name="ce3">
            <text:p>47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无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68000" table:style-name="ce3">
            <text:p>68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无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100000" table:style-name="ce3">
            <text:p>1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X7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206 50V X7R 10%</text:p>
          </table:table-cell>
          <table:table-cell office:value-type="float" office:value="100000" table:style-name="ce3">
            <text:p>100,000.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ok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150000" table:style-name="ce3">
            <text:p>150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无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220000" table:style-name="ce3">
            <text:p>220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330000" table:style-name="ce3">
            <text:p>330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470000" table:style-name="ce3">
            <text:p>470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 table:style-name="ce2"/>
        </table:table-row>
        <table:table-row table:style-name="ro1">
          <table:table-cell table:style-name="ce2"/>
          <table:table-cell office:value-type="float" office:value="680000" table:style-name="ce3">
            <text:p>680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 table:style-name="ce2"/>
        </table:table-row>
        <table:table-row table:style-name="ro1">
          <table:table-cell/>
          <table:table-cell office:value-type="float" office:value="1000000" table:style-name="ce3">
            <text:p>1,0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k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700000" table:style-name="ce3">
            <text:p>4,700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number-rows-repeated="1048542" table:style-name="ro2">
          <table:table-cell table:number-columns-repeated="16384"/>
        </table:table-row>
      </table:table>
      <table:table table:name="Capacitor" table:style-name="ta1">
        <table:table-column table:style-name="co5" table:default-cell-style-name="ce2"/>
        <table:table-column table:style-name="co6" table:default-cell-style-name="ce3"/>
        <table:table-column table:style-name="co7" table:default-cell-style-name="ce2"/>
        <table:table-column table:style-name="co4" table:number-columns-repeated="16381" table:default-cell-style-name="ce2"/>
        <table:table-row table:style-name="ro1">
          <table:table-cell table:style-name="ce2"/>
          <table:table-cell office:value-type="string" table:style-name="ce3">
            <text:p>Capacitance(nF)</text:p>
          </table:table-cell>
          <table:table-cell office:value-type="string" table:style-name="ce2">
            <text:p>Quantit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X2安规电容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0" table:style-name="ce3">
            <text:p>1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00" table:style-name="ce3">
            <text:p>1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20" table:style-name="ce3">
            <text:p>22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470" table:style-name="ce3">
            <text:p>47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000" table:style-name="ce3">
            <text:p>1,0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200" table:style-name="ce3">
            <text:p>2,20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3">
            <text:p>Capacitance(uF)</text:p>
          </table:table-cell>
          <table:table-cell office:value-type="string" table:style-name="ce2">
            <text:p>Quantit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25V铝电解电容（高频）</text:p>
          </table:table-cell>
          <table:table-cell office:value-type="float" office:value="47" table:style-name="ce3">
            <text:p>47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20" table:style-name="ce3">
            <text:p>22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000" table:style-name="ce3">
            <text:p>1,0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3300" table:style-name="ce3">
            <text:p>3,300.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50V铝电解电容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0" table:style-name="ce3">
            <text:p>10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7" table:style-name="ce3">
            <text:p>47.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k</text:p>
          </table:table-cell>
          <table:table-cell table:number-columns-repeated="16380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Resistor.C1:Resistor.C8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微软雅黑" svg:font-family="微软雅黑"/>
    <style:font-face style:name="宋体" svg:font-family="宋体"/>
  </office:font-face-decls>
  <office:styles>
    <number:number-style style:name="N0">
      <number:number number:min-integer-digits="1"/>
    </number:number-style>
    <number:number-style style:name="N48">
      <number:number number:decimal-places="4" number:min-decimal-places="0" number:min-integer-digits="1" number:grouping="true" number:decimal-replacement="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页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86151</dc:creator>
    <dc:date>2023-07-24T15:00:11Z</dc:date>
    <meta:editing-cycles>35</meta:editing-cycles>
    <meta:editing-duration>PT2840S</meta:editing-duration>
  </office:meta>
</office:document-meta>
</file>